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line-height="150%"/>
      <style:text-properties fo:color="#000000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2">
      <style:paragraph-properties fo:line-height="150%"/>
      <style:text-properties fo:color="#000000" style:font-name="Calibri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style:font-name="Calibri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hier des charges</text:p>
      <text:p text:style-name="P2">Application Smartphone de diffusion d’informations pour les étudiants</text:p>
      <text:p text:style-name="P1"/>
      <text:p text:style-name="P1">Plateforme choisie : iPhone (iOS),</text:p>
      <text:list xml:id="list6458134835539413857" text:style-name="L1">
        <text:list-item>
          <text:p text:style-name="P3"><text:span text:style-name="T2">Fonctionnalités principales :</text:span><text:line-break/> -l'agenda affichera les informations des administrateurs d'une semaine à l'autre, <text:s text:c="4"/>accessibles par un glissement de doigt (possibilité de revenir en arrière),<text:line-break/> -ces informations (semaine après semaine) seront entrées par le biais d'une application web qui nécessite une identification par mot de passe,<text:line-break/> -récupération du nombre de connexions et le temps passé sur l’application,<text:line-break/>-mise en place d'un "menu gauche" qui apparaîtra/disparaîtra selon les besoins de navigation ; dans ce menu gauche seront présents tous les liens qui renvoient vers l'Agenda, les informations, Moodle, l'emploi du temps ADE, l'actu de l'UFC etc.<text:line-break/>-mise en place d'une barre de navigation affichée en haut,<text:line-break/>-"services BU" : onglet qui mettra en avant les services importants de la BU sans renvoyer sur le site de celle-ci,<text:line-break/>-mise en place d'un catalogue de questions/réponses à propos de la BU,<text:line-break/>-affichage d'une ''frise" ou d'une barre de chargement au-dessus de l'agenda : plus le semestre avance, plus la barre se remplit et change de couleur (premières semaines : vert, semaines jusqu'à décembre : orange, décembre : rouge),<text:line-break/>-création d'un onglet sur le site de l'UFR qui renverra sur l'application sur l'App Store,<text:line-break/></text:p>
        </text:list-item>
      </text:list>
      <text:list xml:id="list1501986724491881931" text:style-name="L2">
        <text:list-item>
          <text:p text:style-name="P4">Fonctionnalités secondaires :</text:p>
          <text:p text:style-name="P5"><text:span text:style-name="T5">-sur la barre de navigation, ajouter des options qui permettent de changer de langue (passer du français à l'anglais et inversement), de se connecter à l'ENT, et un bouton pour afficher le menu gauche sans avoir à le faire glisser,<text:line-break/></text:span><text:span text:style-name="T4">-ajouter un moteur de recherche : recherche par mots indexés ou par catégories,<text:line-break/>-pouvoir connaître le temps passé sur chacune des rubriques de l'application,<text:line-break/>-disposition de QR code pour faciliter le téléchargement,<text:line-break/>-création d'une version adaptable en angla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text-properties style:font-name="Times New Roman" fo:font-size="12pt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obard</meta:initial-creator>
    <dc:creator>Aurack</dc:creator>
    <meta:editing-cycles>31</meta:editing-cycles>
    <meta:print-date>2014-11-20T13:21:00</meta:print-date>
    <meta:creation-date>2014-11-19T12:22:00</meta:creation-date>
    <dc:date>2014-12-19T03:37:45.68</dc:date>
    <meta:editing-duration>PT47M18S</meta:editing-duration>
    <meta:generator>OpenOffice/4.0.1$Win32 OpenOffice.org_project/401m5$Build-9714</meta:generator>
    <meta:document-statistic meta:table-count="0" meta:image-count="0" meta:object-count="0" meta:page-count="1" meta:paragraph-count="6" meta:word-count="288" meta:character-count="1876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